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3"/>
        <table:table-row table:style-name="ro1">
          <table:table-cell table:style-name="Default" office:value-type="string" calcext:value-type="string">
            <text:p>nr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rj</text:p>
          </table:table-cell>
          <table:table-cell table:style-name="Default" office:value-type="string" calcext:value-type="string">
            <text:p>project</text:p>
          </table:table-cell>
          <table:table-cell table:style-name="Default" office:value-type="string" calcext:value-type="string">
            <text:p>gen</text:p>
          </table:table-cell>
          <table:table-cell table:style-name="Default" office:value-type="string" calcext:value-type="string">
            <text:p>general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rc</text:p>
          </table:table-cell>
          <table:table-cell table:style-name="Default" office:value-type="string" calcext:value-type="string">
            <text:p>process</text:p>
          </table:table-cell>
          <table:table-cell table:style-name="Default" office:value-type="string" calcext:value-type="string">
            <text:p>dev</text:p>
          </table:table-cell>
          <table:table-cell table:style-name="Default" office:value-type="string" calcext:value-type="string">
            <text:p>devic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pc</text:p>
          </table:table-cell>
          <table:table-cell table:style-name="Default" office:value-type="string" calcext:value-type="string">
            <text:p>specification</text:p>
          </table:table-cell>
          <table:table-cell table:style-name="Default" office:value-type="string" calcext:value-type="string">
            <text:p>plc</text:p>
          </table:table-cell>
          <table:table-cell table:style-name="Default" office:value-type="string" calcext:value-type="string">
            <text:p>programmable logic controller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sg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dcs</text:p>
          </table:table-cell>
          <table:table-cell table:style-name="Default" office:value-type="string" calcext:value-type="string">
            <text:p>distributed control syste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ty</text:p>
          </table:table-cell>
          <table:table-cell table:style-name="Default" office:value-type="string" calcext:value-type="string">
            <text:p>prototyping</text:p>
          </table:table-cell>
          <table:table-cell table:style-name="Default" office:value-type="string" calcext:value-type="string">
            <text:p>ifc</text:p>
          </table:table-cell>
          <table:table-cell table:style-name="Default" office:value-type="string" calcext:value-type="string">
            <text:p>interfac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pl</text:p>
          </table:table-cell>
          <table:table-cell table:style-name="Default" office:value-type="string" calcext:value-type="string">
            <text:p>implementation</text:p>
          </table:table-cell>
          <table:table-cell table:style-name="Default" office:value-type="string" calcext:value-type="string">
            <text:p>eng</text:p>
          </table:table-cell>
          <table:table-cell table:style-name="Default" office:value-type="string" calcext:value-type="string">
            <text:p>engineering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documentation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anufaturing execution syste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vld</text:p>
          </table:table-cell>
          <table:table-cell table:style-name="Default" office:value-type="string" calcext:value-type="string">
            <text:p>validation</text:p>
          </table:table-cell>
          <table:table-cell table:style-name="Default" office:value-type="string" calcext:value-type="string">
            <text:p>mtc</text:p>
          </table:table-cell>
          <table:table-cell table:style-name="Default" office:value-type="string" calcext:value-type="string">
            <text:p>maintenanc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spt</text:p>
          </table:table-cell>
          <table:table-cell table:style-name="Default" office:value-type="string" calcext:value-type="string">
            <text:p>support</text:p>
          </table:table-cell>
          <table:table-cell table:style-name="Default" office:value-type="string" calcext:value-type="string">
            <text:p>erp</text:p>
          </table:table-cell>
          <table:table-cell table:style-name="Default" office:value-type="string" calcext:value-type="string">
            <text:p>enterprise resource planning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cmc</text:p>
          </table:table-cell>
          <table:table-cell table:style-name="Default" office:value-type="string" calcext:value-type="string">
            <text:p>comercial</text:p>
          </table:table-cell>
          <table:table-cell table:style-name="Default" office:value-type="string" calcext:value-type="string">
            <text:p>dcr</text:p>
          </table:table-cell>
          <table:table-cell table:style-name="Default" office:value-type="string" calcext:value-type="string">
            <text:p>data center</text:p>
          </table:table-cell>
          <table:table-cell table:style-name="Default" table:number-columns-repeated="6"/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j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dsg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vld</text:p>
          </table:table-cell>
          <table:table-cell office:value-type="string" calcext:value-type="string">
            <text:p>cmc</text:p>
          </table:table-cell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comercia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4" office:value-type="string" calcext:value-type="string">
            <text:p>aut</text:p>
          </table:table-cell>
          <table:table-cell table:number-columns-repeated="3" office:value-type="string" calcext:value-type="string">
            <text:p>prg</text:p>
          </table:table-cell>
          <table:table-cell office:value-type="string" calcext:value-type="string">
            <text:p>aut</text:p>
          </table:table-cell>
          <table:table-cell table:number-columns-repeated="2" office:value-type="string" calcext:value-type="string">
            <text:p>p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equ 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ifc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dcr</text:p>
          </table:table-cell>
        </table:table-row>
        <table:table-row table:style-name="ro2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manufaturing </text:p>
            <text:p>execution </text:p>
            <text:p>syste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erprise  </text:p>
            <text:p>resource </text:p>
            <text:p>planning</text:p>
          </table:table-cell>
          <table:table-cell office:value-type="string" calcext:value-type="string">
            <text:p>data cent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p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aut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ifc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dcr</text:p>
          </table:table-cell>
        </table:table-row>
        <table:table-row table:style-name="ro3"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ogrammable </text:p>
            <text:p>logic </text:p>
            <text:p>controller</text:p>
          </table:table-cell>
          <table:table-cell office:value-type="string" calcext:value-type="string">
            <text:p>distributed </text:p>
            <text:p>control </text:p>
            <text:p>system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nufacturing </text:p>
            <text:p>execution </text:p>
            <text:p>syste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erprise  </text:p>
            <text:p>resource </text:p>
            <text:p>planning</text:p>
          </table:table-cell>
          <table:table-cell office:value-type="string" calcext:value-type="string">
            <text:p>data cent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.is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vtz</text:p>
          </table:table-cell>
        </table:table-row>
        <table:table-row table:style-name="ro4"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database</text:p>
            <text:p>system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virtualizatio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at </text:p>
          </table:table-cell>
          <table:table-cell office:value-type="string" calcext:value-type="string">
            <text:p>tl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appl</text:p>
          </table:table-cell>
          <table:table-cell office:value-type="string" calcext:value-type="string">
            <text:p>igr</text:p>
          </table:table-cell>
        </table:table-row>
        <table:table-row table:style-name="ro5"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sys lang</text:p>
            <text:p>shell</text:p>
          </table:table-cell>
          <table:table-cell office:value-type="string" calcext:value-type="string">
            <text:p>c cpp</text:p>
            <text:p>SCL</text:p>
            <text:p>ST</text:p>
            <text:p>core lang</text:p>
          </table:table-cell>
          <table:table-cell office:value-type="string" calcext:value-type="string">
            <text:p>data lang</text:p>
            <text:p>sql</text:p>
            <text:p>xml</text:p>
            <text:p>xsl</text:p>
          </table:table-cell>
          <table:table-cell office:value-type="string" calcext:value-type="string">
            <text:p>telegram</text:p>
            <text:p>data exchange</text:p>
            <text:p>stored proc</text:p>
            <text:p>handling</text:p>
          </table:table-cell>
          <table:table-cell office:value-type="string" calcext:value-type="string">
            <text:p>advanced lang</text:p>
            <text:p>python</text:p>
            <text:p>java</text:p>
            <text:p>swi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roker</text:p>
            <text:p>appl srv</text:p>
            <text:p>SOA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integ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ET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control</text:p>
            <text:p>module</text:p>
          </table:table-cell>
          <table:table-cell office:value-type="string" calcext:value-type="string">
            <text:p>equipment</text:p>
            <text:p>modu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ocess cel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aintenance</text:p>
          </table:table-cell>
          <table:table-cell table:style-name="ce4" office:value-type="string" calcext:value-type="string">
            <text:p>enterpris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ME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P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 entity</text:p>
          </table:table-cell>
          <table:table-cell office:value-type="string" calcext:value-type="string">
            <text:p>EM entity</text:p>
          </table:table-cell>
          <table:table-cell office:value-type="string" calcext:value-type="string">
            <text:p>UT entity</text:p>
          </table:table-cell>
          <table:table-cell office:value-type="string" calcext:value-type="string">
            <text:p>PC entity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H </text:p>
          </table:table-cell>
          <table:table-cell office:value-type="string" calcext:value-type="string">
            <text:p>OP </text:p>
          </table:table-cell>
          <table:table-cell office:value-type="string" calcext:value-type="string">
            <text:p>UPCD</text:p>
          </table:table-cell>
          <table:table-cell office:value-type="string" calcext:value-type="string">
            <text:p>PC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has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unit procedure</text:p>
          </table:table-cell>
          <table:table-cell office:value-type="string" calcext:value-type="string">
            <text:p>procedur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</text:p>
          </table:table-cell>
          <table:table-cell office:value-type="string" calcext:value-type="string">
            <text:p>IHT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HTP</text:p>
          </table:table-cell>
          <table:table-cell office:value-type="string" calcext:value-type="string">
            <text:p>FATP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rp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house</text:p>
            <text:p>test</text:p>
            <text:p>automation</text:p>
          </table:table-cell>
          <table:table-cell office:value-type="string" calcext:value-type="string">
            <text:p>Commissioning</text:p>
            <text:p>inhouse</text:p>
            <text:p>on site</text:p>
            <text:p>and start up</text:p>
          </table:table-cell>
          <table:table-cell office:value-type="string" calcext:value-type="string">
            <text:p>factory</text:p>
            <text:p>acceptance</text:p>
            <text:p>test</text:p>
            <text:p>automation</text:p>
          </table:table-cell>
          <table:table-cell office:value-type="string" calcext:value-type="string">
            <text:p>site</text:p>
            <text:p>acceptance</text:p>
            <text:p>test</text:p>
            <text:p>automation</text:p>
          </table:table-cell>
          <table:table-cell office:value-type="string" calcext:value-type="string">
            <text:p>in house</text:p>
            <text:p>test</text:p>
            <text:p>programming</text:p>
          </table:table-cell>
          <table:table-cell office:value-type="string" calcext:value-type="string">
            <text:p>factory</text:p>
            <text:p>acceptance</text:p>
            <text:p>test</text:p>
            <text:p>program</text:p>
          </table:table-cell>
          <table:table-cell office:value-type="string" calcext:value-type="string">
            <text:p>site</text:p>
            <text:p>acceptance</text:p>
            <text:p>test</text:p>
            <text:p>program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iqy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uc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rp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eeting</text:p>
            <text:p>minutes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sorrespondence</text:p>
          </table:table-cell>
          <table:table-cell office:value-type="string" calcext:value-type="string">
            <text:p>organization</text:p>
            <text:p>plan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Purchase</text:p>
            <text:p>memo</text:p>
          </table:table-cell>
          <table:table-cell office:value-type="string" calcext:value-type="string">
            <text:p>transmittal</text:p>
            <text:p>quality</text:p>
            <text:p>shipping</text:p>
          </table:table-cell>
          <table:table-cell office:value-type="string" calcext:value-type="string">
            <text:p>organization</text:p>
            <text:p>plan</text:p>
          </table:table-cell>
          <table:table-cell office:value-type="string" calcext:value-type="string">
            <text:p>reports</text:p>
            <text:p>times</text:p>
            <text:p>notes</text:p>
            <text:p>travel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number-columns-repeated="27" table:default-cell-style-name="Default"/>
        <table:table-row table:style-name="ro7"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j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table:number-columns-repeated="22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c</text:p>
          </table:table-cell>
          <table:table-cell table:number-columns-repeated="2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T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T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el 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a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al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meeting</text:p>
            <text:p>min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HT</text:p>
          </table:table-cell>
          <table:table-cell office:value-type="string" calcext:value-type="string">
            <text:p>inhouse</text:p>
            <text:p>test</text:p>
            <text:p>autom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trol</text:p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CM 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 </text:p>
          </table:table-cell>
          <table:table-cell office:value-type="string" calcext:value-type="string">
            <text:p>ph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 lang</text:p>
            <text:p>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tem</text:p>
          </table:table-cell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qy</text:p>
          </table:table-cell>
          <table:table-cell office:value-type="string" calcext:value-type="string">
            <text:p>inquir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Commissioning</text:p>
            <text:p>inhouse</text:p>
            <text:p>on site</text:p>
            <text:p>and start u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quipment</text:p>
            <text:p>mod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 e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 </text:p>
          </table:table-cell>
          <table:table-cell office:value-type="string" calcext:value-type="string">
            <text:p>oper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 cpp</text:p>
            <text:p>SCL</text:p>
            <text:p>ST</text:p>
            <text:p>core 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compiler</text:p>
          </table:table-cell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sorresponden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ctory</text:p>
            <text:p>acceptance</text:p>
            <text:p>test</text:p>
            <text:p>autom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UT ent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CD</text:p>
          </table:table-cell>
          <table:table-cell office:value-type="string" calcext:value-type="string">
            <text:p>unit proced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 </text:p>
          </table:table-cell>
          <table:table-cell office:value-type="string" calcext:value-type="string">
            <text:p>data lang</text:p>
            <text:p>sql</text:p>
            <text:p>xml</text:p>
            <text:p>x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database</text:p>
            <text:p>system</text:p>
          </table:table-cell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organization</text:p>
            <text:p>pla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ite</text:p>
            <text:p>acceptance</text:p>
            <text:p>test</text:p>
            <text:p>automati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cess 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PC ent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roced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lg</text:p>
          </table:table-cell>
          <table:table-cell office:value-type="string" calcext:value-type="string">
            <text:p>telegram</text:p>
            <text:p>data exchange</text:p>
            <text:p>stored proc</text:p>
            <text:p>hand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work</text:p>
          </table:table-cell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f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HTP</text:p>
          </table:table-cell>
          <table:table-cell office:value-type="string" calcext:value-type="string">
            <text:p>in house</text:p>
            <text:p>test</text:p>
            <text:p>programm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vanced lang</text:p>
            <text:p>python</text:p>
            <text:p>java</text:p>
            <text:p>swi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service</text:p>
          </table:table-cell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uc</text:p>
          </table:table-cell>
          <table:table-cell office:value-type="string" calcext:value-type="string">
            <text:p>Purchase</text:p>
            <text:p>mem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ATP</text:p>
          </table:table-cell>
          <table:table-cell office:value-type="string" calcext:value-type="string">
            <text:p>factory</text:p>
            <text:p>acceptance</text:p>
            <text:p>test</text:p>
            <text:p>progra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it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br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erver</text:p>
          </table:table-cell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transmittal</text:p>
            <text:p>quality</text:p>
            <text:p>shipping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ite</text:p>
            <text:p>acceptance</text:p>
            <text:p>test</text:p>
            <text:p>progra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maintenanc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oker</text:p>
            <text:p>appl srv</text:p>
            <text:p>SO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oker</text:p>
          </table:table-cell>
        </table:table-row>
        <table:table-row table:style-name="ro8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organization</text:p>
            <text:p>pla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audi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nterpri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ppl</text:p>
          </table:table-cell>
          <table:table-cell office:value-type="string" calcext:value-type="string">
            <text:p>ap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debug</text:p>
          </table:table-cell>
        </table:table-row>
        <table:table-row table:style-name="ro6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pr</text:p>
          </table:table-cell>
          <table:table-cell office:value-type="string" calcext:value-type="string">
            <text:p>reports</text:p>
            <text:p>times</text:p>
            <text:p>notes</text:p>
            <text:p>trave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pr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igr</text:p>
          </table:table-cell>
          <table:table-cell office:value-type="string" calcext:value-type="string">
            <text:p>integr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tz</text:p>
          </table:table-cell>
          <table:table-cell office:value-type="string" calcext:value-type="string">
            <text:p>virtualization</text:p>
          </table:table-cell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 calcext:value-type="string">
            <text:p>Level 2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automation</text:p>
          </table:table-cell>
          <table:table-cell table:number-columns-repeated="3"/>
          <table:table-cell office:value-type="string" calcext:value-type="string">
            <text:p>isr</text:p>
          </table:table-cell>
          <table:table-cell office:value-type="string" calcext:value-type="string">
            <text:p>implementation software reportin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al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tem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programmable </text:p>
            <text:p>logic </text:p>
            <text:p>controll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compiler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distributed </text:p>
            <text:p>control </text:p>
            <text:p>syst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database</text:p>
            <text:p>system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fc</text:p>
          </table:table-cell>
          <table:table-cell office:value-type="string" calcext:value-type="string">
            <text:p>interfa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work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ineer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service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nufacturing </text:p>
            <text:p>execution </text:p>
            <text:p>syste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rv</text:p>
          </table:table-cell>
          <table:table-cell office:value-type="string" calcext:value-type="string">
            <text:p>serve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maintenan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oker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enterprise  </text:p>
            <text:p>resource </text:p>
            <text:p>plann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debu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data cent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vtz</text:p>
          </table:table-cell>
          <table:table-cell office:value-type="string" calcext:value-type="string">
            <text:p>virtualization</text:p>
          </table:table-cell>
          <table:table-cell table:number-columns-repeated="18"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06:36:08.020332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1M1S</meta:editing-duration>
    <meta:editing-cycles>7</meta:editing-cycles>
    <meta:generator>LibreOffice/6.0.6.1$Linux_X86_64 LibreOffice_project/00$Build-1</meta:generator>
    <dc:date>2020-06-14T14:39:46.489623000</dc:date>
    <meta:document-statistic meta:table-count="3" meta:cell-count="525" meta:object-count="0"/>
    <meta:user-defined meta:name="Info 1"/>
    <meta:user-defined meta:name="Info 2"/>
    <meta:user-defined meta:name="Info 3"/>
    <meta:user-defined meta:name="Info 4"/>
  </office:meta>
</office:document-meta>
</file>